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2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/>
      <style:paragraph-properties style:writing-mode="lr-tb"/>
    </style:style>
    <style:style style:name="gr7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916cm" fo:min-width="1.4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cm" fo:min-width="0cm"/>
      <style:paragraph-properties style:writing-mode="lr-tb"/>
    </style:style>
    <style:style style:name="gr9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3.916cm" fo:min-width="1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63cm"/>
      <style:paragraph-properties style:writing-mode="lr-tb"/>
    </style:style>
    <style:style style:name="P1" style:family="paragraph">
      <style:text-properties fo:font-size="20.5pt"/>
    </style:style>
    <style:style style:name="P2" style:family="paragraph">
      <loext:graphic-properties draw:fill="none" draw:fill-color="#ffffff"/>
      <style:paragraph-properties style:writing-mode="lr-tb"/>
      <style:text-properties style:font-name="Ubuntu" fo:font-size="20.5pt" fo:font-style="italic" style:font-style-asian="italic" style:font-style-complex="italic"/>
    </style:style>
    <style:style style:name="P3" style:family="paragraph">
      <style:paragraph-properties fo:text-align="center" style:writing-mode="lr-tb"/>
      <style:text-properties style:font-name="Ubuntu" fo:font-size="18.2999992370605pt" style:font-size-asian="16pt" style:font-size-complex="16pt"/>
    </style:style>
    <style:style style:name="P4" style:family="paragraph">
      <loext:graphic-properties draw:fill-color="#bce4e5"/>
      <style:paragraph-properties fo:text-align="center" style:writing-mode="lr-tb"/>
      <style:text-properties style:font-name="Ubuntu" fo:font-size="18.2999992370605pt" style:font-size-asian="16pt" style:font-size-complex="16pt"/>
    </style:style>
    <style:style style:name="P5" style:family="paragraph">
      <loext:graphic-properties draw:fill-color="#468a1a"/>
      <style:paragraph-properties fo:text-align="center"/>
      <style:text-properties fo:color="#ffffff" fo:font-size="24pt" fo:font-weight="bold"/>
    </style:style>
    <style:style style:name="P6" style:family="paragraph">
      <style:paragraph-properties fo:text-align="center" style:writing-mode="lr-tb"/>
      <style:text-properties fo:font-size="20.5pt"/>
    </style:style>
    <style:style style:name="P7" style:family="paragraph">
      <loext:graphic-properties draw:fill-color="#fcd3c1"/>
      <style:paragraph-properties fo:text-align="center" style:writing-mode="lr-tb"/>
      <style:text-properties fo:font-size="20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.5pt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Ubuntu" fo:font-size="20.5pt" fo:font-style="italic"/>
    </style:style>
    <style:style style:name="P12" style:family="paragraph">
      <loext:graphic-properties draw:fill="none" draw:fill-color="#ffffff"/>
      <style:paragraph-properties style:writing-mode="lr-tb"/>
      <style:text-properties style:font-name="Ubuntu" fo:font-size="20.5pt" fo:font-style="italic"/>
    </style:style>
    <style:style style:name="T1" style:family="text">
      <style:text-properties style:font-name="Ubuntu" fo:font-size="18pt" fo:font-style="italic" style:font-style-asian="italic" style:font-style-complex="italic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text-position="-33% 58%" style:font-name="Ubuntu" fo:font-size="16pt" style:font-size-asian="16pt" style:font-size-complex="16pt"/>
    </style:style>
    <style:style style:name="T4" style:family="text">
      <style:text-properties style:font-name="Ubuntu" fo:font-size="1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11cm" svg:height="1.099cm" svg:x="0.109cm" svg:y="4.735cm">
          <draw:text-box>
            <text:p text:style-name="P1"><text:span text:style-name="T1">Input</text:span></text:p>
          </draw:text-box>
        </draw:frame>
        <draw:custom-shape draw:style-name="gr2" draw:text-style-name="P4" xml:id="id3" draw:id="id3" draw:layer="layout" svg:width="1.6cm" svg:height="1.6cm" svg:x="4.2cm" svg:y="4.7cm">
          <text:p text:style-name="P3"><text:span text:style-name="T2">x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1.6cm" svg:height="1.6cm" svg:x="4.2cm" svg:y="8.7cm">
          <text:p text:style-name="P3"><text:span text:style-name="T2">x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.6cm" svg:height="1.6cm" svg:x="10.2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1.6cm" svg:height="1.6cm" svg:x="10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1.6cm" svg:height="1.6cm" svg:x="10.2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1.6cm" svg:height="1.6cm" svg:x="10.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6cm" svg:height="1.6cm" svg:x="16.2cm" svg:y="4.7cm">
          <text:p text:style-name="P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1.6cm" svg:height="1.6cm" svg:x="16.2cm" svg:y="8.7cm">
          <text:p text:style-name="P6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2.045cm" svg:y1="5.417cm" svg:x2="4.178cm" svg:y2="5.417cm">
          <text:p/>
        </draw:line>
        <draw:frame draw:style-name="gr6" draw:text-style-name="P2" draw:layer="layout" svg:width="2.411cm" svg:height="1.105cm" svg:x="0.109cm" svg:y="8.764cm">
          <draw:text-box>
            <text:p text:style-name="P9"><text:span text:style-name="T1">Input</text:span></text:p>
          </draw:text-box>
        </draw:frame>
        <draw:line draw:style-name="gr5" draw:text-style-name="P8" draw:layer="layout" svg:x1="2.045cm" svg:y1="9.452cm" svg:x2="4.178cm" svg:y2="9.452cm">
          <text:p/>
        </draw:line>
        <draw:custom-shape draw:style-name="gr7" draw:text-style-name="P10" draw:layer="layout" svg:width="2cm" svg:height="10.2cm" svg:x="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054cm" svg:height="0.963cm" svg:x="3.067cm" svg:y="15cm">
          <draw:text-box>
            <text:p text:style-name="P6"><text:span text:style-name="T4">Input Layer</text:span></text:p>
          </draw:text-box>
        </draw:frame>
        <draw:custom-shape draw:style-name="gr9" draw:text-style-name="P10" draw:layer="layout" svg:width="2cm" svg:height="14.2cm" svg:x="1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602cm" svg:height="0.963cm" svg:x="9.094cm" svg:y="15cm">
          <draw:text-box>
            <text:p text:style-name="P6"><text:span text:style-name="T4">Hidden Layer</text:span></text:p>
          </draw:text-box>
        </draw:frame>
        <draw:custom-shape draw:style-name="gr7" draw:text-style-name="P10" draw:layer="layout" svg:width="2cm" svg:height="10.2cm" svg:x="16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4.602cm" svg:height="0.963cm" svg:x="15.339cm" svg:y="15.042cm">
          <draw:text-box>
            <text:p text:style-name="P6"><text:span text:style-name="T4">Output Layer</text:span></text:p>
          </draw:text-box>
        </draw:frame>
        <draw:frame draw:style-name="gr12" draw:text-style-name="P2" draw:layer="layout" svg:width="2.753cm" svg:height="1.099cm" svg:x="19.994cm" svg:y="4.931cm">
          <draw:text-box>
            <text:p text:style-name="P9"><text:span text:style-name="T1">Output</text:span></text:p>
          </draw:text-box>
        </draw:frame>
        <draw:frame draw:style-name="gr13" draw:text-style-name="P12" draw:layer="layout" svg:width="2.763cm" svg:height="1.099cm" svg:x="20.136cm" svg:y="8.764cm">
          <draw:text-box>
            <text:p text:style-name="P9"><text:span text:style-name="T4">Output</text:span></text:p>
          </draw:text-box>
        </draw:frame>
        <draw:connector draw:style-name="gr5" draw:text-style-name="P8" draw:layer="layout" draw:type="line" svg:x1="11.8cm" svg:y1="1.5cm" svg:x2="16.434cm" svg:y2="4.934cm" draw:start-shape="id1" draw:start-glue-point="10" draw:end-shape="id2" draw:end-glue-point="5" svg:d="M11800 1500l4634 3434" svg:viewBox="0 0 4635 3435">
          <text:p/>
        </draw:connector>
        <draw:connector draw:style-name="gr5" draw:text-style-name="P8" draw:layer="layout" draw:type="line" svg:x1="5.8cm" svg:y1="5.5cm" svg:x2="10.2cm" svg:y2="5.5cm" draw:start-shape="id3" draw:end-shape="id4" draw:end-glue-point="6" svg:d="M5800 5500h4400" svg:viewBox="0 0 4401 1">
          <text:p/>
        </draw:connector>
        <draw:connector draw:style-name="gr5" draw:text-style-name="P8" draw:layer="layout" draw:type="line" svg:x1="5.8cm" svg:y1="5.5cm" svg:x2="10.434cm" svg:y2="8.934cm" draw:start-shape="id3" draw:end-shape="id5" draw:end-glue-point="5" svg:d="M5800 5500l4634 3434" svg:viewBox="0 0 4635 3435">
          <text:p/>
        </draw:connector>
        <draw:connector draw:style-name="gr5" draw:text-style-name="P8" draw:layer="layout" draw:type="line" svg:x1="5.8cm" svg:y1="5.5cm" svg:x2="10.2cm" svg:y2="1.5cm" draw:start-shape="id3" draw:start-glue-point="10" draw:end-shape="id1" draw:end-glue-point="6" svg:d="M5800 5500l4400-4000" svg:viewBox="0 0 4401 4001">
          <text:p/>
        </draw:connector>
        <draw:connector draw:style-name="gr5" draw:text-style-name="P8" draw:layer="layout" draw:type="line" svg:x1="5.8cm" svg:y1="5.5cm" svg:x2="10.434cm" svg:y2="12.934cm" draw:start-shape="id3" draw:end-shape="id6" draw:end-glue-point="5" svg:d="M5800 5500l4634 7434" svg:viewBox="0 0 4635 7435">
          <text:p/>
        </draw:connector>
        <draw:connector draw:style-name="gr5" draw:text-style-name="P8" draw:layer="layout" draw:type="line" svg:x1="5.8cm" svg:y1="9.5cm" svg:x2="10.2cm" svg:y2="9.5cm" draw:start-shape="id7" draw:end-shape="id5" draw:end-glue-point="6" svg:d="M5800 9500h4400" svg:viewBox="0 0 4401 1">
          <text:p/>
        </draw:connector>
        <draw:connector draw:style-name="gr5" draw:text-style-name="P8" draw:layer="layout" draw:type="line" svg:x1="5.8cm" svg:y1="9.5cm" svg:x2="10.434cm" svg:y2="6.066cm" draw:start-shape="id7" draw:start-glue-point="10" draw:end-shape="id4" draw:end-glue-point="7" svg:d="M5800 9500l4634-3434" svg:viewBox="0 0 4635 3435">
          <text:p/>
        </draw:connector>
        <draw:connector draw:style-name="gr5" draw:text-style-name="P8" draw:layer="layout" draw:type="line" svg:x1="5.8cm" svg:y1="9.5cm" svg:x2="10.434cm" svg:y2="2.066cm" draw:start-shape="id7" draw:start-glue-point="10" draw:end-shape="id1" draw:end-glue-point="7" svg:d="M5800 9500l4634-7434" svg:viewBox="0 0 4635 7435">
          <text:p/>
        </draw:connector>
        <draw:connector draw:style-name="gr5" draw:text-style-name="P8" draw:layer="layout" draw:type="line" svg:x1="5.8cm" svg:y1="9.5cm" svg:x2="10.2cm" svg:y2="13.5cm" draw:start-shape="id7" draw:end-shape="id6" draw:end-glue-point="6" svg:d="M5800 9500l4400 4000" svg:viewBox="0 0 4401 4001">
          <text:p/>
        </draw:connector>
        <draw:connector draw:style-name="gr5" draw:text-style-name="P8" draw:layer="layout" draw:type="line" svg:x1="11.8cm" svg:y1="1.5cm" svg:x2="16.434cm" svg:y2="8.934cm" draw:start-shape="id1" draw:start-glue-point="10" draw:end-shape="id8" draw:end-glue-point="5" svg:d="M11800 1500l4634 7434" svg:viewBox="0 0 4635 7435">
          <text:p/>
        </draw:connector>
        <draw:connector draw:style-name="gr5" draw:text-style-name="P8" draw:layer="layout" draw:type="line" svg:x1="11.8cm" svg:y1="5.5cm" svg:x2="16.2cm" svg:y2="5.5cm" draw:start-shape="id4" draw:start-glue-point="10" draw:end-shape="id2" draw:end-glue-point="6" svg:d="M11800 5500h4400" svg:viewBox="0 0 4401 1">
          <text:p/>
        </draw:connector>
        <draw:connector draw:style-name="gr5" draw:text-style-name="P8" draw:layer="layout" draw:type="line" svg:x1="11.8cm" svg:y1="5.5cm" svg:x2="16.434cm" svg:y2="8.934cm" draw:start-shape="id4" draw:start-glue-point="10" draw:end-shape="id8" draw:end-glue-point="5" svg:d="M11800 5500l4634 3434" svg:viewBox="0 0 4635 3435">
          <text:p/>
        </draw:connector>
        <draw:connector draw:style-name="gr5" draw:text-style-name="P8" draw:layer="layout" draw:type="line" svg:x1="11.8cm" svg:y1="9.5cm" svg:x2="16.434cm" svg:y2="6.066cm" draw:start-shape="id5" draw:start-glue-point="10" draw:end-shape="id2" draw:end-glue-point="7" svg:d="M11800 9500l4634-3434" svg:viewBox="0 0 4635 3435">
          <text:p/>
        </draw:connector>
        <draw:connector draw:style-name="gr5" draw:text-style-name="P8" draw:layer="layout" draw:type="line" svg:x1="11.8cm" svg:y1="9.5cm" svg:x2="16.2cm" svg:y2="9.5cm" draw:start-shape="id5" draw:start-glue-point="10" draw:end-shape="id8" draw:end-glue-point="6" svg:d="M11800 9500h4400" svg:viewBox="0 0 4401 1">
          <text:p/>
        </draw:connector>
        <draw:connector draw:style-name="gr5" draw:text-style-name="P8" draw:layer="layout" draw:type="line" svg:x1="11.8cm" svg:y1="13.5cm" svg:x2="16.434cm" svg:y2="6.066cm" draw:start-shape="id6" draw:start-glue-point="10" draw:end-shape="id2" draw:end-glue-point="7" svg:d="M11800 13500l4634-7434" svg:viewBox="0 0 4635 7435">
          <text:p/>
        </draw:connector>
        <draw:connector draw:style-name="gr5" draw:text-style-name="P8" draw:layer="layout" draw:type="line" svg:x1="11.8cm" svg:y1="13.5cm" svg:x2="16.434cm" svg:y2="10.066cm" draw:start-shape="id6" draw:start-glue-point="10" draw:end-shape="id8" draw:end-glue-point="7" svg:d="M11800 13500l4634-3434" svg:viewBox="0 0 4635 3435">
          <text:p/>
        </draw:connector>
        <draw:line draw:style-name="gr5" draw:text-style-name="P8" draw:layer="layout" svg:x1="18.123cm" svg:y1="5.518cm" svg:x2="20.256cm" svg:y2="5.518cm">
          <text:p/>
        </draw:line>
        <draw:line draw:style-name="gr5" draw:text-style-name="P8" draw:layer="layout" svg:x1="18.123cm" svg:y1="9.453cm" svg:x2="20.256cm" svg:y2="9.4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12-12T11:33:18.181179871</dc:date>
    <meta:editing-duration>PT25M54S</meta:editing-duration>
    <meta:editing-cycles>6</meta:editing-cycles>
    <meta:generator>LibreOffice/6.4.7.2$Linux_X86_64 LibreOffice_project/40$Build-2</meta:generator>
    <meta:document-statistic meta:object-count="38"/>
  </office:meta>
</office:document-meta>
</file>